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1" svg:font-family="StarSymbol" style:font-charset="x-symbol"/>
    <style:font-face style:name="Lohit Devanagari2" svg:font-family="'Lohit Devanagari'"/>
    <style:font-face style:name="OpenSymbol" svg:font-family="OpenSymbol"/>
    <style:font-face style:name="StarSymbol" svg:font-family="StarSymbol"/>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ohit Devanagari" svg:font-family="'Lohit Devanagari'" style:font-pitch="variable"/>
    <style:font-face style:name="Tahoma" svg:font-family="Tahoma, Lucidasans, 'Lucida Sans', 'Arial Unicode MS'" style:font-pitch="variable"/>
    <style:font-face style:name="WenQuanYi Zen Hei1" svg:font-family="'WenQuanYi Zen He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8.943cm" table:align="left"/>
    </style:style>
    <style:style style:name="Table1.A" style:family="table-column">
      <style:table-column-properties style:column-width="5.53cm"/>
    </style:style>
    <style:style style:name="Table1.B" style:family="table-column">
      <style:table-column-properties style:column-width="3.41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8.625cm" table:align="left"/>
    </style:style>
    <style:style style:name="Table2.A" style:family="table-column">
      <style:table-column-properties style:column-width="4.921cm"/>
    </style:style>
    <style:style style:name="Table2.B" style:family="table-column">
      <style:table-column-properties style:column-width="3.70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8.625cm" table:align="left"/>
    </style:style>
    <style:style style:name="Table3.A" style:family="table-column">
      <style:table-column-properties style:column-width="4.904cm"/>
    </style:style>
    <style:style style:name="Table3.B" style:family="table-column">
      <style:table-column-properties style:column-width="3.722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Standard">
      <style:text-properties fo:color="#3deb3d"/>
    </style:style>
    <style:style style:name="P4" style:family="paragraph" style:parent-style-name="Standard">
      <style:paragraph-properties fo:text-align="center" style:justify-single-word="false"/>
      <style:text-properties fo:color="#0093d9" fo:font-weight="bold" style:font-weight-asian="bold" style:font-weight-complex="bold"/>
    </style:style>
    <style:style style:name="P5" style:family="paragraph" style:parent-style-name="Standard">
      <style:paragraph-properties fo:text-align="center" style:justify-single-word="false"/>
      <style:text-properties fo:color="#0093d9" fo:font-style="italic"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color="#0093d9" fo:font-size="6pt" fo:font-weight="bold" style:font-size-asian="5.25pt" style:font-weight-asian="bold" style:font-size-complex="6pt" style:font-weight-complex="bold"/>
    </style:style>
    <style:style style:name="P7" style:family="paragraph" style:parent-style-name="Standard">
      <style:paragraph-properties fo:text-align="center" style:justify-single-word="false"/>
      <style:text-properties style:font-name="Cantarell" fo:font-size="18pt" style:font-size-asian="18pt" style:font-size-complex="18pt"/>
    </style:style>
    <style:style style:name="P8" style:family="paragraph" style:parent-style-name="Standard">
      <style:paragraph-properties fo:text-align="center" style:justify-single-word="false"/>
      <style:text-properties fo:color="#004586" style:font-name="Century Schoolbook L" fo:font-size="14pt" fo:font-style="italic"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color="#004586" style:font-name="Century Schoolbook L" fo:font-size="16pt" fo:font-style="italic" style:font-size-asian="14pt" style:font-style-asian="italic" style:font-size-complex="16pt" style:font-style-complex="italic"/>
    </style:style>
    <style:style style:name="P10" style:family="paragraph" style:parent-style-name="Standard">
      <style:paragraph-properties fo:text-align="center" style:justify-single-word="false"/>
      <style:text-properties fo:color="#666666" fo:font-style="italic" style:font-style-asian="italic" style:font-style-complex="italic"/>
    </style:style>
    <style:style style:name="P11" style:family="paragraph" style:parent-style-name="Standard">
      <style:text-properties style:use-window-font-color="true" style:text-outline="false" style:text-line-through-style="none" style:font-name="Liberation Serif"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style>
    <style:style style:name="P12" style:family="paragraph" style:parent-style-name="Standard">
      <style:text-properties style:font-name="Liberation Serif" fo:font-weight="normal" style:font-weight-asian="normal" style:font-weight-complex="normal"/>
    </style:style>
    <style:style style:name="P13" style:family="paragraph" style:parent-style-name="Standard">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P14" style:family="paragraph" style:parent-style-name="Standard" style:list-style-name="L1">
      <style:text-properties fo:font-size="16pt" style:font-size-asian="16pt" style:font-size-complex="16pt"/>
    </style:style>
    <style:style style:name="P15" style:family="paragraph" style:parent-style-name="Standard">
      <style:text-properties fo:color="#008000"/>
    </style:style>
    <style:style style:name="P16" style:family="paragraph" style:parent-style-name="Standard">
      <style:text-properties style:font-name="Liberation Serif" fo:font-weight="normal" style:font-weight-asian="normal" style:font-weight-complex="normal"/>
    </style:style>
    <style:style style:name="P17" style:family="paragraph" style:parent-style-name="Standard">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Bitstream Charter" fo:font-size="14pt" style:font-size-asian="14pt" style:font-size-complex="14pt"/>
    </style:style>
    <style:style style:name="P21" style:family="paragraph" style:parent-style-name="Standard" style:list-style-name="L9">
      <style:paragraph-properties fo:line-height="150%"/>
      <style:text-properties style:font-name="Bitstream Charter" fo:font-size="14pt" fo:font-weight="normal" style:font-size-asian="14pt" style:font-weight-asian="normal" style:font-size-complex="14pt" style:font-weight-complex="normal"/>
    </style:style>
    <style:style style:name="P22" style:family="paragraph" style:parent-style-name="Standard">
      <style:text-properties style:font-name="Bitstream Charter" fo:font-size="12pt" style:font-size-asian="12pt" style:font-size-complex="12pt"/>
    </style:style>
    <style:style style:name="P23" style:family="paragraph" style:parent-style-name="Standard" style:list-style-name="L3">
      <style:text-properties style:font-name="Bitstream Charter" fo:font-size="12pt" style:font-size-asian="12pt" style:font-size-complex="12pt"/>
    </style:style>
    <style:style style:name="P24" style:family="paragraph" style:parent-style-name="Standard">
      <style:text-properties style:font-name="Bitstream Charter" fo:font-size="12pt" style:font-size-asian="12pt" style:font-name-complex="Bitstream Charter" style:font-size-complex="12pt"/>
    </style:style>
    <style:style style:name="P25" style:family="paragraph" style:parent-style-name="Standard" style:list-style-name="L4">
      <style:paragraph-properties fo:line-height="100%"/>
      <style:text-properties style:font-name="Bitstream Charter" fo:font-size="12pt" style:font-size-asian="12pt" style:font-name-complex="Bitstream Charter" style:font-size-complex="12pt"/>
    </style:style>
    <style:style style:name="P26" style:family="paragraph" style:parent-style-name="Standard" style:list-style-name="L3">
      <style:text-properties style:font-name="Bitstream Charter" fo:font-size="12pt" style:font-size-asian="12pt" style:font-name-complex="Bitstream Charter" style:font-size-complex="12pt"/>
    </style:style>
    <style:style style:name="P27" style:family="paragraph" style:parent-style-name="Standard" style:list-style-name="L3">
      <style:text-properties style:font-name="Bitstream Charter" fo:font-size="12pt" fo:font-weight="bold" style:font-size-asian="12pt" style:font-weight-asian="bold" style:font-size-complex="12pt" style:font-weight-complex="bold"/>
    </style:style>
    <style:style style:name="P28" style:family="paragraph" style:parent-style-name="Standard" style:list-style-name="L3">
      <style:text-properties style:font-name="Bitstream Charter" fo:font-size="12pt" fo:font-weight="normal" style:font-size-asian="12pt" style:font-weight-asian="normal" style:font-size-complex="12pt" style:font-weight-complex="normal"/>
    </style:style>
    <style:style style:name="P29" style:family="paragraph" style:parent-style-name="Standard" style:list-style-name="L4">
      <style:paragraph-properties fo:line-height="100%"/>
      <style:text-properties style:font-name="Bitstream Charter" fo:font-size="12pt" fo:font-weight="normal" style:font-size-asian="12pt" style:font-weight-asian="normal" style:font-size-complex="12pt" style:font-weight-complex="normal"/>
    </style:style>
    <style:style style:name="P30" style:family="paragraph" style:parent-style-name="Standard" style:list-style-name="L4">
      <style:text-properties style:font-name="Bitstream Charter" fo:font-size="12pt" fo:font-weight="normal" style:font-size-asian="12pt" style:font-weight-asian="normal" style:font-name-complex="Bitstream Charter" style:font-size-complex="12pt" style:font-weight-complex="normal"/>
    </style:style>
    <style:style style:name="P31" style:family="paragraph" style:parent-style-name="Standard" style:list-style-name="L3">
      <style:text-properties style:font-name="Bitstream Charter" fo:font-size="12pt" fo:font-weight="normal" style:font-size-asian="12pt" style:font-weight-asian="normal" style:font-name-complex="Bitstream Charter" style:font-size-complex="12pt" style:font-weight-complex="normal"/>
    </style:style>
    <style:style style:name="P32" style:family="paragraph" style:parent-style-name="Standard">
      <style:text-properties style:font-name="Bitstream Charter" fo:font-size="11pt" style:font-size-asian="11pt" style:font-name-complex="Bitstream Charter" style:font-size-complex="11pt"/>
    </style:style>
    <style:style style:name="P33" style:family="paragraph" style:parent-style-name="Standard" style:list-style-name="L4">
      <style:text-properties style:font-name="Bitstream Charter" fo:font-size="11pt" fo:font-weight="normal" style:font-size-asian="11pt" style:font-weight-asian="normal" style:font-name-complex="Bitstream Charter" style:font-size-complex="11pt" style:font-weight-complex="normal"/>
    </style:style>
    <style:style style:name="P34" style:family="paragraph" style:parent-style-name="Standard">
      <style:paragraph-properties fo:line-height="150%"/>
      <style:text-properties style:font-name="Bitstream Charter" fo:font-size="15pt" fo:font-style="italic" fo:font-weight="normal" style:font-size-asian="15pt" style:font-style-asian="italic" style:font-weight-asian="normal" style:font-size-complex="15pt" style:font-style-complex="italic" style:font-weight-complex="normal"/>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style:font-name="Century Schoolbook L" fo:font-size="14pt" fo:font-style="italic" style:font-size-asian="14pt" style:font-style-asian="italic" style:font-size-complex="14pt" style:font-style-complex="italic"/>
    </style:style>
    <style:style style:name="P37" style:family="paragraph" style:parent-style-name="Standard">
      <style:paragraph-properties fo:line-height="150%" fo:text-align="center" style:justify-single-word="false"/>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38" style:family="paragraph" style:parent-style-name="Standard" style:list-style-name="L8">
      <style:text-properties fo:color="#000000" fo:font-size="14pt" style:font-size-asian="14pt" style:font-size-complex="14pt"/>
    </style:style>
    <style:style style:name="P39" style:family="paragraph" style:parent-style-name="Standard" style:list-style-name="L9">
      <style:paragraph-properties fo:line-height="150%"/>
    </style:style>
    <style:style style:name="P40" style:family="paragraph" style:parent-style-name="Standard">
      <style:paragraph-properties fo:line-height="150%" fo:text-align="center" style:justify-single-word="false"/>
      <style:text-properties fo:color="#355e00" style:font-name="Century Schoolbook L" fo:font-size="14pt"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list-style-name="L10">
      <style:paragraph-properties fo:line-height="150%"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42" style:family="paragraph" style:parent-style-name="Standard" style:list-style-name="L9">
      <style:paragraph-properties fo:margin-top="0cm" fo:margin-bottom="0cm" fo:line-height="150%" style:text-autospace="none"/>
      <style:text-properties style:use-window-font-color="true" style:text-outline="false" style:text-line-through-style="none" style:font-name="Bitstream Charter"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style>
    <style:style style:name="P43" style:family="paragraph">
      <style:paragraph-properties fo:text-align="center"/>
    </style:style>
    <style:style style:name="P44" style:family="paragraph">
      <style:paragraph-properties fo:text-align="center"/>
      <style:text-properties fo:font-size="12pt" fo:font-style="italic" style:font-size-asian="16pt" style:font-style-asian="italic" style:font-size-complex="16pt" style:font-style-complex="italic"/>
    </style:style>
    <style:style style:name="P45" style:family="paragraph">
      <style:paragraph-properties fo:text-align="center"/>
      <style:text-properties style:font-name="Century Schoolbook L" fo:font-size="16pt" fo:font-style="italic" style:font-size-asian="16pt" style:font-style-asian="italic" style:font-size-complex="16pt" style:font-style-complex="italic"/>
    </style:style>
    <style:style style:name="P46" style:family="paragraph">
      <style:paragraph-properties fo:text-align="center"/>
      <style:text-properties fo:font-style="italic" style:font-style-asian="italic" style:font-style-complex="italic"/>
    </style:style>
    <style:style style:name="P47" style:family="paragraph">
      <style:paragraph-properties fo:text-align="center"/>
      <style:text-properties fo:font-size="12pt" style:font-size-asian="12pt" style:font-size-complex="12pt"/>
    </style:style>
    <style:style style:name="P48" style:family="paragraph">
      <style:text-properties fo:font-size="12pt" style:font-size-asian="12pt" style:font-size-complex="12pt"/>
    </style:style>
    <style:style style:name="P49" style:family="paragraph">
      <style:text-properties fo:font-weight="bold" style:font-weight-asian="bold" style:font-weight-complex="bold"/>
    </style:style>
    <style:style style:name="T1" style:family="text">
      <style:text-properties style:use-window-font-color="true" style:text-outline="false" style:text-line-through-style="none" style:font-name="Liberation Sans" fo:font-style="normal" fo:text-shadow="none" style:text-underline-style="none" style:letter-kerning="true" style:font-name-asian="Liberation Sans" style:font-style-asian="normal" style:font-name-complex="Liberation Sans" style:font-style-complex="normal" style:text-emphasize="none"/>
    </style:style>
    <style:style style:name="T2" style:family="text">
      <style:text-properties style:use-window-font-color="true" style:text-outline="false" style:text-line-through-style="none" style:font-name="DejaVu Sans" fo:font-style="normal" fo:text-shadow="none" style:text-underline-style="none" style:letter-kerning="true" style:font-name-asian="DejaVu Sans" style:font-style-asian="normal" style:font-name-complex="DejaVu Sans" style:font-style-complex="normal" style:text-emphasize="none"/>
    </style:style>
    <style:style style:name="T3" style:family="text">
      <style:text-properties style:use-window-font-color="true" style:text-outline="false" style:text-line-through-style="none" fo:font-style="normal" fo:text-shadow="none" style:text-underline-style="none" fo:font-weight="normal" style:letter-kerning="true" style:font-name-asian="Liberation Sans1" style:font-style-asian="normal" style:font-weight-asian="normal" style:font-name-complex="Liberation Sans1" style:font-style-complex="normal" style:font-weight-complex="normal" style:text-emphasize="none"/>
    </style:style>
    <style:style style:name="T4" style:family="text">
      <style:text-properties style:use-window-font-color="true" style:text-outline="false" style:text-line-through-style="none" fo:font-style="normal" fo:text-shadow="none" style:text-underline-style="none" style:letter-kerning="true" style:font-name-asian="Liberation Sans" style:font-style-asian="normal" style:font-name-complex="Liberation Sans" style:font-style-complex="normal" style:text-emphasize="none"/>
    </style:style>
    <style:style style:name="T5" style:family="text">
      <style:text-properties style:use-window-font-color="true" style:text-outline="false" style:text-line-through-style="none" fo:font-style="normal" fo:text-shadow="none" style:text-underline-style="none" style:letter-kerning="true" style:font-name-asian="DejaVu Sans" style:font-style-asian="normal" style:font-name-complex="DejaVu Sans" style:font-style-complex="normal" style:text-emphasize="none"/>
    </style:style>
    <style:style style:name="T6" style:family="text">
      <style:text-properties fo:font-size="12pt" style:font-size-asian="12pt" style:font-size-complex="12pt"/>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5pt" fo:font-style="italic" style:font-size-asian="15pt" style:font-style-asian="italic" style:font-size-complex="15pt" style:font-style-complex="italic"/>
    </style:style>
    <style:style style:name="T10" style:family="text">
      <style:text-properties fo:font-size="16pt" fo:font-style="italic" style:font-size-asian="16pt" style:font-style-asian="italic" style:font-size-complex="16pt" style:font-style-complex="italic"/>
    </style:style>
    <style:style style:name="T11" style:family="text">
      <style:text-properties fo:color="#008000"/>
    </style:style>
    <style:style style:name="T12" style:family="text">
      <style:text-properties fo:font-size="14pt"/>
    </style:style>
    <style:style style:name="T13" style:family="text">
      <style:text-properties fo:font-size="14pt" style:font-size-asian="14pt" style:font-size-complex="14pt"/>
    </style:style>
    <style:style style:name="T14" style:family="text">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T15" style:family="text">
      <style:text-properties style:font-name="Century Schoolbook L" fo:font-size="18pt" fo:font-style="italic" style:font-size-asian="18pt" style:font-style-asian="italic" style:font-size-complex="18pt" style:font-style-complex="italic"/>
    </style:style>
    <style:style style:name="T16" style:family="text">
      <style:text-properties style:font-name="Century Schoolbook L" fo:font-size="18pt" style:font-size-asian="18pt" style:font-size-complex="18pt"/>
    </style:style>
    <style:style style:name="T17" style:family="text">
      <style:text-properties style:font-name="Bitstream Charter"/>
    </style:style>
    <style:style style:name="T18" style:family="text">
      <style:text-properties style:font-name="Bitstream Charter" fo:font-size="14pt" style:font-size-asian="14pt" style:font-size-complex="14pt"/>
    </style:style>
    <style:style style:name="T19" style:family="text">
      <style:text-properties fo:color="#00ae00"/>
    </style:style>
    <style:style style:name="T20" style:family="text">
      <style:text-properties fo:color="#94bd5e"/>
    </style:style>
    <style:style style:name="T21" style:family="text">
      <style:text-properties fo:color="#808019"/>
    </style:style>
    <style:style style:name="T22" style:family="text">
      <style:text-properties style:font-size-asian="14pt"/>
    </style:style>
    <style:style style:name="T23" style:family="text">
      <style:text-properties style:font-weight-asian="normal"/>
    </style:style>
    <style:style style:name="T24" style:family="text">
      <style:text-properties style:font-size-complex="14pt"/>
    </style:style>
    <style:style style:name="T25" style:family="text">
      <style:text-properties style:font-weight-complex="normal"/>
    </style:style>
    <style:style style:name="T26" style:family="text">
      <style:text-properties style:font-name="Century Schoolbook L" fo:font-size="16pt" fo:font-style="italic" style:font-size-asian="16pt" style:font-style-asian="italic" style:font-size-complex="16pt" style:font-style-complex="italic"/>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2"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3"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4"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5"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6"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7"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13.335cm" fo:text-indent="-0.635cm" fo:margin-left="13.3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linejoin="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49cm" draw:marker-start="Arrow" draw:marker-start-width="0.199cm" draw:marker-end="Arrow" draw:marker-end-width="0.19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draw:marker-start="Arrow" draw:marker-start-width="0.25cm" draw:marker-end="Arrow" draw:marker-end-width="0.25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49cm" draw:marker-start="Arrow" draw:marker-start-width="0.15cm" draw:marker-end="Arrow" draw:marker-end-width="0.1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079cm" draw:marker-start="Arrow" draw:marker-start-width="0.199cm" draw:marker-end="Arrow" draw:marker-end-width="0.199cm"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26" draw:style-name="gr7" draw:text-style-name="P44" svg:width="17.548cm" svg:height="3.343cm" svg:x="0.032cm" svg:y="-0.012cm"><text:p text:style-name="P43"><text:span text:style-name="T15">Technical Report</text:span></text:p><text:p text:style-name="P43"><text:span text:style-name="T26"><text:s/></text:span><text:span text:style-name="T26">on</text:span></text:p><text:p text:style-name="P43"><text:span text:style-name="T26"><text:s/></text:span><text:span text:style-name="T26">TELESET-ABCCOM</text:span></text:p></draw:rect><text:tab/><text:tab/></text:p>
      <text:p text:style-name="Standard"/>
      <text:p text:style-name="Standard"/>
      <text:p text:style-name="Standard"/>
      <text:p text:style-name="Standard"/>
      <text:p text:style-name="Standard"/>
      <text:p text:style-name="Standard"/>
      <text:p text:style-name="Standard"><draw:rect text:anchor-type="paragraph" draw:z-index="27" draw:style-name="gr8" draw:text-style-name="P45" svg:width="17.548cm" svg:height="0.472cm" svg:x="0.032cm" svg:y="0.157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text:span text:style-name="T13">Document specifying current status and future development of </text:span></text:p>
      <text:p text:style-name="P6"/>
      <text:p text:style-name="P5">TELESET-ABCCOM Software Chai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text:p>
      <text:p text:style-name="P9"><draw:rect text:anchor-type="paragraph" draw:z-index="30" draw:style-name="gr7" draw:text-style-name="P46" svg:width="4.287cm" svg:height="0.609cm" svg:x="13.099cm" svg:y="0.275cm"><text:p text:style-name="P43"><text:span text:style-name="T27">Raju Uparade</text:span></text:p></draw:rect></text:p>
      <text:p text:style-name="Standard"><draw:rect text:anchor-type="paragraph" draw:z-index="31" draw:style-name="gr7" draw:text-style-name="P46" svg:width="4.287cm" svg:height="0.609cm" svg:x="13.107cm" svg:y="0.369cm"><text:p text:style-name="P43"><text:span text:style-name="T27">Naresh Sisodiya</text:span></text:p></draw:rect><text:tab/><text:tab/><text:tab/><text:tab/><text:tab/><text:tab/></text:p>
      <text:p text:style-name="Standard"/>
      <text:p text:style-name="Standard"><draw:rect text:anchor-type="paragraph" draw:z-index="32" draw:style-name="gr7" draw:text-style-name="P46" svg:width="4.287cm" svg:height="0.609cm" svg:x="13.116cm" svg:y="0.206cm"><text:p text:style-name="P43"><text:span text:style-name="T27">Charu Kanade</text:span></text:p></draw:rect></text:p>
      <text:p text:style-name="Standard"/>
      <text:p text:style-name="Standard"><draw:rect text:anchor-type="paragraph" draw:z-index="33" draw:style-name="gr7" draw:text-style-name="P46" svg:width="4.287cm" svg:height="0.609cm" svg:x="13.095cm" svg:y="0.078cm"><text:p text:style-name="P43"><text:span text:style-name="T27">Jitendra Kodilkar</text:span></text:p></draw:rect></text:p>
      <text:p text:style-name="Standard"/>
      <text:p text:style-name="Standard"/>
      <text:p text:style-name="Standard"><draw:rect text:anchor-type="paragraph" draw:z-index="28" draw:style-name="gr8" draw:text-style-name="P45" svg:width="17.548cm" svg:height="0.472cm" svg:x="0.032cm" svg:y="0.025cm"><text:p/></draw:rect></text:p>
      <text:p text:style-name="Standard"/>
      <text:p text:style-name="P10">GMRT - TIFR</text:p>
      <text:p text:style-name="Standard"><draw:rect text:anchor-type="paragraph" draw:z-index="29" draw:style-name="gr8" draw:text-style-name="P45" svg:width="17.548cm" svg:height="0.214cm" svg:x="0.032cm" svg:y="0.282cm"><text:p/></draw:rect></text:p>
      <text:p text:style-name="Standard"><text:soft-page-break/></text:p>
      <text:p text:style-name="P7">INDEX</text:p>
      <text:p text:style-name="P7"/>
      <text:p text:style-name="Standard"/>
      <text:list xml:id="list1319569006" text:style-name="L1">
        <text:list-item>
          <text:p text:style-name="P14">What was there</text:p>
          <text:p text:style-name="P14"/>
        </text:list-item>
        <text:list-item>
          <text:p text:style-name="P14">What we did</text:p>
          <text:p text:style-name="P14"/>
        </text:list-item>
        <text:list-item>
          <text:p text:style-name="P14">What needs to be done </text:p>
          <text:p text:style-name="P14"/>
        </text:list-item>
        <text:list-item>
          <text:p text:style-name="P14">How we should proceed </text:p>
          <text:p text:style-name="P14"/>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text:tab/><text:span text:style-name="T14">What was there</text:span></text:p>
      <text:p text:style-name="Standard"/>
      <text:p text:style-name="P20">TELESET - ABCCOM was developed by<text:span text:style-name="T3"> Mr. </text:span><text:span text:style-name="T3">Lorrent Pommier along with Mr. Pramesh Rao</text:span></text:p>
      <text:p text:style-name="P11"/>
      <text:p text:style-name="P11"/>
      <text:p text:style-name="Standard"/>
      <text:p text:style-name="Standard"><draw:rect text:anchor-type="paragraph" draw:z-index="0" draw:style-name="gr1" draw:text-style-name="P43" svg:width="5.001cm" svg:height="1.8cm" svg:x="1.496cm" svg:y="0.134cm"><text:p text:style-name="P43">TELESET</text:p></draw:rect><draw:rect text:anchor-type="paragraph" draw:z-index="3" draw:style-name="gr3" draw:text-style-name="P43" svg:width="5.001cm" svg:height="1.8cm" svg:x="10.894cm" svg:y="0.011cm"><text:p text:style-name="P43">SHARED MEMORY</text:p></draw:rect></text:p>
      <text:p text:style-name="Standard"><draw:custom-shape text:anchor-type="paragraph" draw:z-index="5" draw:style-name="gr5" svg:width="4.363cm" svg:height="0.433cm" svg:x="6.496cm" svg:y="0.231cm"><text:p/><draw:enhanced-geometry svg:viewBox="0 0 21600 21600" draw:mirror-vertical="true" draw:text-areas="0 ?f0 ?f5 ?f2" draw:type="right-arrow" draw:modifiers="18305.8051820269 4302.4390243902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custom-shape text:anchor-type="paragraph" draw:z-index="6" draw:style-name="gr4" svg:width="0.318cm" svg:height="0.541cm" svg:x="14.328cm" svg:y="0.3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4" svg:width="0.53cm" svg:height="4.269cm" svg:x="3.503cm" svg:y="0.473cm"><text:p/><draw:enhanced-geometry svg:viewBox="0 0 21600 21600" draw:text-areas="?f0 ?f8 ?f2 ?f9" draw:type="up-down-arrow" draw:modifiers="5227.65957446809 4086.2453531598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1" draw:style-name="gr2" draw:text-style-name="P43" svg:width="4.031cm" svg:height="1.8cm" svg:x="12.42cm" svg:y="0.476cm"><text:p text:style-name="P43">TELEDISP</text:p></draw:rect></text:p>
      <text:p text:style-name="Standard"/>
      <text:p text:style-name="Standard"><draw:frame text:anchor-type="paragraph" draw:z-index="35" draw:style-name="gr10" draw:text-style-name="P48" svg:width="4.181cm" svg:height="0.955cm" svg:x="4.032cm" svg:y="0.323cm"><draw:text-box><text:p text:style-name="P47"><text:span text:style-name="T6">MULTI SERIAL PORT </text:span></text:p><text:p text:style-name="P47"><text:span text:style-name="T6">@ 9.6 kbps</text:span></text:p></draw:text-box></draw:frame></text:p>
      <text:p text:style-name="Standard"/>
      <text:p text:style-name="Standard"/>
      <text:p text:style-name="Standard"/>
      <text:p text:style-name="Standard"><draw:line text:anchor-type="paragraph" draw:z-index="36" draw:style-name="gr11" draw:text-style-name="P43" svg:x1="0.513cm" svg:y1="0.064cm" svg:x2="16.573cm" svg:y2="0.069cm"><text:p/></draw:line></text:p>
      <text:p text:style-name="Standard"/>
      <text:p text:style-name="Standard"><draw:rect text:anchor-type="paragraph" draw:z-index="2" draw:style-name="gr2" draw:text-style-name="P43" svg:width="5.001cm" svg:height="2.493cm" svg:x="1.046cm" svg:y="0.36cm"><text:p text:style-name="P43">ABCCOM</text:p><text:p text:style-name="P43"/><text:p text:style-name="P43"/><text:p text:style-name="P43"/></draw:rect></text:p>
      <text:p text:style-name="Standard"><draw:rect text:anchor-type="paragraph" draw:z-index="8" draw:style-name="gr2" draw:text-style-name="P43" svg:width="3.488cm" svg:height="1.435cm" svg:x="10.126cm" svg:y="0.159cm"><text:p text:style-name="P43">SERVO SYSTEM</text:p></draw:rect></text:p>
      <text:p text:style-name="Standard"><draw:custom-shape text:anchor-type="paragraph" draw:z-index="11" draw:style-name="gr4" svg:width="4.081cm" svg:height="0.387cm" svg:x="6.047cm" svg:y="0.064cm"><text:p/><draw:enhanced-geometry svg:viewBox="0 0 21600 21600" draw:text-areas="?f5 ?f1 ?f6 ?f3" draw:type="left-right-arrow" draw:modifiers="2112.0575884823 4354.83870967742"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2" draw:text-style-name="P43" svg:width="3.361cm" svg:height="1.271cm" svg:x="1.916cm" svg:y="0.423cm"><text:p text:style-name="P43"/><text:p text:style-name="P43">MCM DEVICE</text:p><text:p text:style-name="P43">DRIVER</text:p><text:p text:style-name="P43"/></draw:rect></text:p>
      <text:p text:style-name="Standard"><draw:frame text:anchor-type="paragraph" draw:z-index="37" draw:style-name="gr12" svg:width="2.832cm" svg:height="0.955cm" svg:x="6.705cm" svg:y="0.122cm"><draw:text-box><text:p text:style-name="P43">RS-422 comm</text:p><text:p text:style-name="P43">@ 9.6 kbps</text:p></draw:text-box></draw:frame></text:p>
      <text:p text:style-name="Standard"/>
      <text:p text:style-name="Standard"><draw:custom-shape text:anchor-type="paragraph" draw:z-index="9" draw:style-name="gr4" svg:width="0.503cm" svg:height="2.61cm" svg:x="3.21cm" svg:y="0.418cm"><text:p/><draw:enhanced-geometry svg:viewBox="0 0 21600 21600" draw:text-areas="?f0 ?f8 ?f2 ?f9" draw:type="up-down-arrow" draw:modifiers="7160.22099447514 2936.80234997902"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text:s text:c="73"/></text:p>
      <text:p text:style-name="P3"><draw:frame text:anchor-type="paragraph" draw:z-index="34" draw:style-name="gr9" svg:width="2.913cm" svg:height="0.955cm" svg:x="3.501cm" svg:y="0.263cm"><draw:text-box><text:p text:style-name="P43">RS-485 comm</text:p><text:p text:style-name="P43">@ 9.6 kbps</text:p></draw:text-box></draw:frame></text:p>
      <text:p text:style-name="Standard"/>
      <text:p text:style-name="Standard"/>
      <text:p text:style-name="Standard"/>
      <text:p text:style-name="Standard"><draw:rect text:anchor-type="paragraph" draw:z-index="7" draw:style-name="gr2" draw:text-style-name="P43" svg:width="5.001cm" svg:height="1.8cm" svg:x="0.94cm" svg:y="0.099cm"><text:p text:style-name="P43">IF/LO/FPS/FE/SENTINEL</text:p></draw:rect></text:p>
      <text:p text:style-name="Standard"/>
      <text:p text:style-name="Standard"/>
      <text:p text:style-name="Standard"><text:s text:c="79"/><text:span text:style-name="T11"><text:s text:c="2"/></text:span></text:p>
      <text:p text:style-name="Standard"><text:span text:style-name="T11"/></text:p>
      <text:p text:style-name="Standard"><text:span text:style-name="T11"/></text:p>
      <text:p text:style-name="P36"><text:span text:style-name="T11">Figure shows what was developed earlier</text:span></text:p>
      <text:p text:style-name="P36"><text:span text:style-name="T11"/></text:p>
      <text:p text:style-name="P36"><text:span text:style-name="T11"/></text:p>
      <text:p text:style-name="P15"/>
      <text:list xml:id="list905658396" text:style-name="L8">
        <text:list-item>
          <text:p text:style-name="P38"><text:span text:style-name="T17">TELESET-ABCCOM is developed using C++ and C which is very tightly coupled code.</text:span></text:p>
        </text:list-item>
        <text:list-item>
          <text:p text:style-name="P38"><text:span text:style-name="T17">All communications were @ 9.6 kbps.</text:span></text:p>
        </text:list-item>
        <text:list-item>
          <text:p text:style-name="P38"><text:span text:style-name="T17">Whole software was developed on Fedora Core – 3 ( kernel version 2.6.9)</text:span></text:p>
        </text:list-item>
      </text:list>
      <text:p text:style-name="Standard"><text:s text:c="33"/></text:p>
      <text:p text:style-name="Standard"><text:tab/><text:tab/> </text:p>
      <text:p text:style-name="Standard"><text:soft-page-break/><text:tab/><text:tab/><text:tab/><text:tab/><text:tab/> <text:span text:style-name="T9"><text:s/></text:span><text:span text:style-name="T10"><text:s text:c="2"/></text:span><text:span text:style-name="T15">What we did</text:span></text:p>
      <text:p text:style-name="Standard"/>
      <text:p text:style-name="Standard"/>
      <text:p text:style-name="Standard"/>
      <text:p text:style-name="Standard"><draw:rect text:anchor-type="paragraph" draw:z-index="12" draw:style-name="gr2" draw:text-style-name="P43" svg:width="5.001cm" svg:height="1.8cm" svg:x="1.072cm" svg:y="0.148cm"><text:p text:style-name="P43">TELESET</text:p></draw:rect><draw:rect text:anchor-type="paragraph" draw:z-index="15" draw:style-name="gr2" draw:text-style-name="P43" svg:width="5.001cm" svg:height="1.8cm" svg:x="11.449cm" svg:y="0.233cm"><text:p text:style-name="P43">SHARED MEMORY</text:p></draw:rect></text:p>
      <text:p text:style-name="Standard"><draw:custom-shape text:anchor-type="paragraph" draw:z-index="38" draw:style-name="gr4" svg:width="5.377cm" svg:height="0.537cm" svg:x="6.073cm" svg:y="0.303cm"><text:p/><draw:enhanced-geometry svg:viewBox="0 0 21600 21600" draw:mirror-vertical="true" draw:text-areas="0 ?f0 ?f5 ?f2" draw:type="right-arrow" draw:modifiers="18560.8396195474 3824.2622950819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draw:custom-shape text:anchor-type="paragraph" draw:z-index="16" draw:style-name="gr4" svg:width="0.472cm" svg:height="3.239cm" svg:x="2.713cm" svg:y="0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svg:width="0.318cm" svg:height="0.541cm" svg:x="14.116cm" svg:y="0.0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9" draw:style-name="gr2" draw:text-style-name="P43" svg:width="5.001cm" svg:height="1.8cm" svg:x="0.94cm" svg:y="9.239cm"><text:p text:style-name="P43">IF/LO/FPS/FE/SENTINEL</text:p></draw:rect></text:p>
      <text:p text:style-name="Standard"><draw:rect text:anchor-type="paragraph" draw:z-index="18" draw:style-name="gr6" draw:text-style-name="P43" svg:width="3.601cm" svg:height="1.482cm" svg:x="3.184cm" svg:y="0.413cm"><text:p text:style-name="P43">Ethernet( TCP/IP</text:p><text:p text:style-name="P43">@ 100 Mbps</text:p></draw:rect><draw:rect text:anchor-type="paragraph" draw:z-index="13" draw:style-name="gr2" draw:text-style-name="P43" svg:width="3.767cm" svg:height="1.8cm" svg:x="12.446cm" svg:y="0.217cm"><text:p text:style-name="P43">TELEDISP</text:p></draw:rect></text:p>
      <text:p text:style-name="Standard"/>
      <text:p text:style-name="Standard"/>
      <text:p text:style-name="Standard"/>
      <text:p text:style-name="Standard"/>
      <text:p text:style-name="Standard"><draw:rect text:anchor-type="paragraph" draw:z-index="14" draw:style-name="gr2" draw:text-style-name="P43" svg:width="5.001cm" svg:height="2.537cm" svg:x="0.94cm" svg:y="0.318cm"><text:p text:style-name="P43">ABCCOM</text:p><text:p text:style-name="P43"/><text:p text:style-name="P43"/><text:p text:style-name="P43"/></draw:rect></text:p>
      <text:p text:style-name="Standard"><draw:rect text:anchor-type="paragraph" draw:z-index="20" draw:style-name="gr2" draw:text-style-name="P43" svg:width="3.488cm" svg:height="1.435cm" svg:x="10.365cm" svg:y="0.434cm"><text:p text:style-name="P43">SERVO SYSTEM</text:p></draw:rect></text:p>
      <text:p text:style-name="Standard"><draw:rect text:anchor-type="paragraph" draw:z-index="22" draw:style-name="gr2" draw:text-style-name="P43" svg:width="3.278cm" svg:height="1.265cm" svg:x="1.76cm" svg:y="0.429cm"><text:p text:style-name="P43"/><text:p text:style-name="P43">MCM DEVICE</text:p><text:p text:style-name="P43">DRIVER</text:p><text:p text:style-name="P43"/></draw:rect><draw:custom-shape text:anchor-type="paragraph" draw:z-index="24" draw:style-name="gr4" svg:width="4.363cm" svg:height="0.521cm" svg:x="5.941cm" svg:y="0.48cm"><text:p/><draw:enhanced-geometry svg:viewBox="0 0 21600 21600" draw:text-areas="?f5 ?f1 ?f6 ?f3" draw:type="left-right-arrow" draw:modifiers="3815.35974130962 5254.0540540540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25" draw:style-name="gr6" draw:text-style-name="P43" svg:width="2.768cm" svg:height="1.265cm" svg:x="6.761cm" svg:y="0.392cm"><text:p text:style-name="P43"/><text:p text:style-name="P43">RS-422 comm</text:p><text:p text:style-name="P43">@ 9.6 kbps</text:p><text:p text:style-name="P43"/></draw:rect></text:p>
      <text:p text:style-name="Standard"/>
      <text:p text:style-name="Standard"><draw:custom-shape text:anchor-type="paragraph" draw:z-index="21" draw:style-name="gr4" svg:width="0.503cm" svg:height="3.465cm" svg:x="3.21cm" svg:y="0.42cm"><text:p/><draw:enhanced-geometry svg:viewBox="0 0 21600 21600" draw:text-areas="?f0 ?f8 ?f2 ?f9" draw:type="up-down-arrow" draw:modifiers="5966.43356643357 3396.6412213740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rect text:anchor-type="paragraph" draw:z-index="23" draw:style-name="gr6" draw:text-style-name="P43" svg:width="2.768cm" svg:height="1.265cm" svg:x="3.713cm" svg:y="0.439cm"><text:p text:style-name="P43"/><text:p text:style-name="P43">RS-485 comm</text:p><text:p text:style-name="P43">@ 9.6 kbps</text:p><text:p text:style-name="P43"/></draw:rect> <text:s text:c="72"/></text:p>
      <text:p text:style-name="Standard"/>
      <text:p text:style-name="Standard"/>
      <text:p text:style-name="Standard"/>
      <text:p text:style-name="Standard"/>
      <text:p text:style-name="Standard"/>
      <text:p text:style-name="Standard"/>
      <text:p text:style-name="Standard"/>
      <text:p text:style-name="Standard"><text:s text:c="79"/></text:p>
      <text:p text:style-name="Standard"/>
      <text:p text:style-name="Standard"/>
      <text:p text:style-name="Standard"/>
      <text:p text:style-name="P36"><text:span text:style-name="T11">Figure shows what modification and development we did</text:span></text:p>
      <text:p text:style-name="Standard"/>
      <text:p text:style-name="Standard"/>
      <text:p text:style-name="Standard"/>
      <text:p text:style-name="Standard"/>
      <text:p text:style-name="P35"><text:span text:style-name="T14">Work done on TELESET – ABCCOM software chain </text:span></text:p>
      <text:p text:style-name="P2"/>
      <text:p text:style-name="P22"/>
      <text:list xml:id="list1253101820" text:style-name="L3">
        <text:list-item>
          <text:p text:style-name="P23">Communication link between TELESET-ABCCOM changed from serial to Ethernet (TCP/IP @100Mbps).</text:p>
          <text:p text:style-name="P23"/>
        </text:list-item>
        <text:list-item>
          <text:p text:style-name="P23">Whole software chain including MCM device driver ported to FC9, FC16 and Ubuntu 11.04.</text:p>
          <text:p text:style-name="P23"/>
        </text:list-item>
        <text:list-item>
          <text:p text:style-name="P23"><text:soft-page-break/>Alternate Server design and Bit extraction code written for TELESET.<text:tab/></text:p>
          <text:p text:style-name="P27"/>
        </text:list-item>
        <text:list-item>
          <text:p text:style-name="P28">Modified Teleset and Abccom for Sentinel System (Temperature Monitoring).</text:p>
          <text:p text:style-name="P28"/>
        </text:list-item>
        <text:list-item>
          <text:p text:style-name="P28">Testing of all software in Telemetry Lab, Servo Lab, FE Lab ,ABR Lab and at Antenna Base.</text:p>
          <text:p text:style-name="P28"/>
        </text:list-item>
        <text:list-item>
          <text:p text:style-name="P31">Successfully tested whole software chain at C00,C04 And C12 during maintenance period.</text:p>
          <text:p text:style-name="P31"/>
        </text:list-item>
        <text:list-item>
          <text:p text:style-name="P26">Had problem with <text:span text:style-name="T8">LO Monitoring</text:span>, modified the software,now can fully control and monitor all Antenna sub-systems.</text:p>
          <text:p text:style-name="P26"/>
        </text:list-item>
        <text:list-item>
          <text:p text:style-name="P31">Software fine Tuning And Optimization:</text:p>
          <text:p text:style-name="P31"/>
        </text:list-item>
      </text:list>
      <text:p text:style-name="P24">DOMON time prior modification: <text:s text:c="3"/></text:p>
      <text:p text:style-name="P24"><text:s text:c="28"/></text:p>
      <table:table table:name="Table1" table:style-name="Table1">
        <table:table-column table:style-name="Table1.A"/>
        <table:table-column table:style-name="Table1.B"/>
        <table:table-row>
          <table:table-cell table:style-name="Table1.A1" office:value-type="string">
            <text:p text:style-name="P24">LO Domon <text:s/>( Not working)</text:p>
          </table:table-cell>
          <table:table-cell table:style-name="Table1.B1" office:value-type="string">
            <text:p text:style-name="P24"/>
          </table:table-cell>
        </table:table-row>
        <table:table-row>
          <table:table-cell table:style-name="Table1.A2" office:value-type="string">
            <text:p text:style-name="P24">IF <text:s/>Domon</text:p>
          </table:table-cell>
          <table:table-cell table:style-name="Table1.B2" office:value-type="string">
            <text:p text:style-name="P24">30 sec</text:p>
          </table:table-cell>
        </table:table-row>
        <table:table-row>
          <table:table-cell table:style-name="Table1.A2" office:value-type="string">
            <text:p text:style-name="P24">FE Domon</text:p>
          </table:table-cell>
          <table:table-cell table:style-name="Table1.B2" office:value-type="string">
            <text:p text:style-name="P24">20 sec</text:p>
          </table:table-cell>
        </table:table-row>
        <table:table-row>
          <table:table-cell table:style-name="Table1.A2" office:value-type="string">
            <text:p text:style-name="P24">FPS Domon</text:p>
          </table:table-cell>
          <table:table-cell table:style-name="Table1.B2" office:value-type="string">
            <text:p text:style-name="P24">10 sec</text:p>
          </table:table-cell>
        </table:table-row>
      </table:table>
      <text:p text:style-name="P24"/>
      <text:p text:style-name="P24">DOMON time after modification:</text:p>
      <text:p text:style-name="P24"/>
      <table:table table:name="Table2" table:style-name="Table2">
        <table:table-column table:style-name="Table2.A"/>
        <table:table-column table:style-name="Table2.B"/>
        <table:table-row>
          <table:table-cell table:style-name="Table2.A1" office:value-type="string">
            <text:p text:style-name="P24">LO Domon <text:s text:c="2"/>(Working)</text:p>
          </table:table-cell>
          <table:table-cell table:style-name="Table2.B1" office:value-type="string">
            <text:p text:style-name="P24">15 sec</text:p>
          </table:table-cell>
        </table:table-row>
        <table:table-row>
          <table:table-cell table:style-name="Table2.A2" office:value-type="string">
            <text:p text:style-name="P24">IF <text:s/>Domon</text:p>
          </table:table-cell>
          <table:table-cell table:style-name="Table2.B2" office:value-type="string">
            <text:p text:style-name="P24">20 sec</text:p>
          </table:table-cell>
        </table:table-row>
        <table:table-row>
          <table:table-cell table:style-name="Table2.A2" office:value-type="string">
            <text:p text:style-name="P24">FE Domon</text:p>
          </table:table-cell>
          <table:table-cell table:style-name="Table2.B2" office:value-type="string">
            <text:p text:style-name="P24">10 sec</text:p>
          </table:table-cell>
        </table:table-row>
        <table:table-row>
          <table:table-cell table:style-name="Table2.A2" office:value-type="string">
            <text:p text:style-name="P24">FPS Domon</text:p>
          </table:table-cell>
          <table:table-cell table:style-name="Table2.B2" office:value-type="string">
            <text:p text:style-name="P24"><text:s/>5 sec</text:p>
          </table:table-cell>
        </table:table-row>
      </table:table>
      <table:table table:name="Table3" table:style-name="Table3">
        <table:table-column table:style-name="Table3.A"/>
        <table:table-column table:style-name="Table3.B"/>
        <table:table-row>
          <table:table-cell table:style-name="Table3.A1" office:value-type="string">
            <text:p text:style-name="P24">SEN Domon</text:p>
          </table:table-cell>
          <table:table-cell table:style-name="Table3.B1" office:value-type="string">
            <text:p text:style-name="P24"><text:s/>5 sec</text:p>
          </table:table-cell>
        </table:table-row>
      </table:table>
      <text:p text:style-name="P24"/>
      <text:p text:style-name="P32"/>
      <text:list xml:id="list622556616" text:style-name="L4">
        <text:list-item>
          <text:p text:style-name="P33">S<text:span text:style-name="T6">uccessfully tested Teleset and Abccom at C12 Antenna after software fine tuning &amp; optimization.</text:span></text:p>
          <text:p text:style-name="P30"/>
        </text:list-item>
        <text:list-item>
          <text:p text:style-name="P25">Mr. Madhav Mishal <text:s/>build combined RS- 485 &amp; RS-422 converter card which is driven by taping power from USB port, successfully tested the circuit in C00, C04 and C12 antennas. </text:p>
          <text:p text:style-name="P25"/>
        </text:list-item>
        <text:list-item>
          <text:p text:style-name="P29">We have tested the USB to Serial port interface card in C00, C04 and C12 by sending commands to servo system and getting the required acknowledgment.</text:p>
          <text:p text:style-name="P29"/>
        </text:list-item>
        <text:list-item>
          <text:p text:style-name="P29">Teleset and Abccom software tested successfully in Lab with rabbit program on serial communication.<text:tab/><text:tab/><text:tab/><text:tab/><text:tab/></text:p>
        </text:list-item>
      </text:list>
      <text:p text:style-name="P13"><text:soft-page-break/><text:tab/><text:tab/><text:tab/><text:tab/><text:span text:style-name="T16">What need to be done </text:span></text:p>
      <text:p text:style-name="P13"><text:span text:style-name="T16"/></text:p>
      <text:p text:style-name="P12"/>
      <text:p text:style-name="P12"><draw:custom-shape text:anchor-type="paragraph" draw:z-index="43" draw:style-name="gr14" svg:width="0.477cm" svg:height="7.762cm" svg:x="5.271cm" svg:y="0.035cm"><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53" draw:style-name="gr13" draw:text-style-name="P43" svg:width="3.599cm" svg:height="1.403cm" svg:x="13.945cm" svg:y="0.035cm"><text:p text:style-name="P43">Control &amp; Monitor</text:p><text:p text:style-name="P43">GUI</text:p></draw:rect></text:p>
      <text:p text:style-name="P12"><draw:rect text:anchor-type="paragraph" draw:z-index="48" draw:style-name="gr13" draw:text-style-name="P43" svg:width="4.169cm" svg:height="2.876cm" svg:x="7.913cm" svg:y="0.06cm"><text:p text:style-name="P43">CEB</text:p><text:p text:style-name="P43">Control &amp; Monitoring</text:p><text:p text:style-name="P43"><text:s/>System</text:p></draw:rect></text:p>
      <text:p text:style-name="P12"><draw:rect text:anchor-type="paragraph" draw:z-index="39" draw:style-name="gr13" draw:text-style-name="P43" svg:width="3.414cm" svg:height="1.306cm" svg:x="0.064cm" svg:y="0.085cm"><text:p text:style-name="P43"><text:span text:style-name="T17">Correlator</text:span> </text:p></draw:rect><draw:line text:anchor-type="paragraph" draw:z-index="50" draw:style-name="gr15" draw:text-style-name="P43" svg:x1="12.081cm" svg:y1="0.011cm" svg:x2="13.981cm" svg:y2="0.029cm"><text:p/></draw:line><draw:line text:anchor-type="paragraph" draw:z-index="52" draw:style-name="gr17" draw:text-style-name="P43" svg:x1="15.219cm" svg:y1="0.464cm" svg:x2="15.219cm" svg:y2="1.549cm"><text:p/></draw:line></text:p>
      <text:p text:style-name="P12"><draw:line text:anchor-type="paragraph" draw:z-index="44" draw:style-name="gr15" draw:text-style-name="P43" svg:x1="3.477cm" svg:y1="0.198cm" svg:x2="5.377cm" svg:y2="0.216cm"><text:p/></draw:line></text:p>
      <text:p text:style-name="P12"><draw:line text:anchor-type="paragraph" draw:z-index="49" draw:style-name="gr16" draw:text-style-name="P43" svg:x1="5.606cm" svg:y1="0.05cm" svg:x2="7.913cm" svg:y2="0.046cm"><text:p/></draw:line></text:p>
      <text:p text:style-name="P12"><draw:rect text:anchor-type="paragraph" draw:z-index="40" draw:style-name="gr13" draw:text-style-name="P43" svg:width="3.361cm" svg:height="1.297cm" svg:x="0.064cm" svg:y="0.185cm"><text:p text:style-name="P43">Pulsar</text:p></draw:rect><draw:custom-shape text:anchor-type="paragraph" draw:z-index="59" draw:style-name="gr19" draw:text-style-name="P43" svg:width="2.453cm" svg:height="1.8cm" svg:x="13.966cm" svg:y="0.097cm"><text:p text:style-name="P43">Database</text:p><text:p text:style-name="P43">Server</text:p><draw:enhanced-geometry svg:viewBox="0 0 88 21600" draw:glue-points="44 ?f6 44 0 0 10800 44 21600 88 10800" draw:text-areas="0 ?f6 88 ?f3" draw:type="can" draw:modifiers="4019.588638589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2"><draw:line text:anchor-type="paragraph" draw:z-index="45" draw:style-name="gr15" draw:text-style-name="P43" svg:x1="3.424cm" svg:y1="0.356cm" svg:x2="5.447cm" svg:y2="0.36cm"><text:p/></draw:line><draw:line text:anchor-type="paragraph" draw:z-index="51" draw:style-name="gr15" draw:text-style-name="P43" svg:x1="12.081cm" svg:y1="0.021cm" svg:x2="13.981cm" svg:y2="0.039cm"><text:p/></draw:line></text:p>
      <text:p text:style-name="P12"><draw:custom-shape text:anchor-type="paragraph" draw:z-index="55" draw:style-name="gr14" svg:width="0.477cm" svg:height="4.012cm" svg:x="10.739cm" svg:y="0.014cm"><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1" draw:style-name="gr20" svg:width="3.599cm" svg:height="0.955cm" svg:x="5.747cm" svg:y="0.358cm"><draw:text-box><text:p>Ethernet Link</text:p><text:p>@ 100/1000 Mbps</text:p></draw:text-box></draw:frame></text:p>
      <text:p text:style-name="P12"><draw:rect text:anchor-type="paragraph" draw:z-index="41" draw:style-name="gr13" draw:text-style-name="P43" svg:width="3.387cm" svg:height="1.244cm" svg:x="0.064cm" svg:y="0.286cm"><text:p text:style-name="P43">Data Acquisition</text:p></draw:rect></text:p>
      <text:p text:style-name="P12"><draw:line text:anchor-type="paragraph" draw:z-index="46" draw:style-name="gr15" draw:text-style-name="P43" svg:x1="3.45cm" svg:y1="0.392cm" svg:x2="5.447cm" svg:y2="0.399cm"><text:p/></draw:line></text:p>
      <text:p text:style-name="P12"/>
      <text:p text:style-name="P12"><draw:rect text:anchor-type="paragraph" draw:z-index="42" draw:style-name="gr13" draw:text-style-name="P43" svg:width="3.467cm" svg:height="1.19cm" svg:x="0.037cm" svg:y="0.318cm"><text:p text:style-name="P43">Analog Back End</text:p></draw:rect><draw:line text:anchor-type="paragraph" draw:z-index="57" draw:style-name="gr11" draw:text-style-name="P43" svg:x1="7.564cm" svg:y1="0.007cm" svg:x2="17.248cm" svg:y2="0.007cm"><text:p/></draw:line><draw:line text:anchor-type="paragraph" draw:z-index="58" draw:style-name="gr11" draw:text-style-name="P43" svg:x1="7.564cm" svg:y1="0.007cm" svg:x2="7.582cm" svg:y2="2.723cm"><text:p/></draw:line></text:p>
      <text:p text:style-name="P12"><draw:line text:anchor-type="paragraph" draw:z-index="47" draw:style-name="gr15" draw:text-style-name="P43" svg:x1="3.503cm" svg:y1="0.427cm" svg:x2="5.403cm" svg:y2="0.445cm"><text:p/></draw:line></text:p>
      <text:p text:style-name="P12"/>
      <text:p text:style-name="P12"><draw:custom-shape text:anchor-type="paragraph" draw:z-index="54" draw:style-name="gr18" draw:text-style-name="P43" svg:width="5.43cm" svg:height="2.248cm" svg:x="8.551cm" svg:y="0.46cm"><text:p text:style-name="P43"><text:s/>Ethernet / OF Network</text:p><text:p text:style-name="P43">@ 100/1000 Mbp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2"/>
      <text:p text:style-name="P12"><draw:line text:anchor-type="paragraph" draw:z-index="56" draw:style-name="gr11" draw:text-style-name="P43" svg:x1="0.138cm" svg:y1="0.307cm" svg:x2="7.582cm" svg:y2="0.289cm"><text:p/></draw:line></text:p>
      <text:p text:style-name="P12"><draw:line text:anchor-type="paragraph" draw:z-index="78" draw:style-name="gr21" draw:text-style-name="P43" svg:x1="13.981cm" svg:y1="0.242cm" svg:x2="15.807cm" svg:y2="1.962cm"><text:p/></draw:line></text:p>
      <text:p text:style-name="P12"><draw:line text:anchor-type="paragraph" draw:z-index="62" draw:style-name="gr21" draw:text-style-name="P43" svg:x1="9.416cm" svg:y1="0.4cm" svg:x2="7.352cm" svg:y2="2.182cm"><text:p/></draw:line><draw:frame text:anchor-type="paragraph" draw:z-index="80" draw:style-name="gr22" draw:text-style-name="P49" svg:width="2.356cm" svg:height="0.503cm" svg:x="14.981cm" svg:y="0.125cm"><draw:text-box><text:p text:style-name="P49"><text:span text:style-name="T28">Antenna - 30</text:span></text:p></draw:text-box></draw:frame></text:p>
      <text:p text:style-name="P12"/>
      <text:p text:style-name="P12"><draw:frame text:anchor-type="paragraph" draw:z-index="77" draw:style-name="gr22" draw:text-style-name="P49" svg:width="2.356cm" svg:height="0.503cm" svg:x="5.694cm" svg:y="0.263cm"><draw:text-box><text:p text:style-name="P49"><text:span text:style-name="T28">Antenna - 1</text:span></text:p></draw:text-box></draw:frame><draw:line text:anchor-type="paragraph" draw:z-index="79" draw:style-name="gr11" draw:text-style-name="P43" svg:x1="14.43cm" svg:y1="0.21cm" svg:x2="14.536cm" svg:y2="7.036cm"><text:p/></draw:line><draw:line text:anchor-type="paragraph" draw:z-index="81" draw:style-name="gr11" draw:text-style-name="P43" svg:x1="0.064cm" svg:y1="0.051cm" svg:x2="14.431cm" svg:y2="0.13cm"><text:p/></draw:line></text:p>
      <text:p text:style-name="P12"><draw:rect text:anchor-type="paragraph" draw:z-index="71" draw:style-name="gr13" draw:text-style-name="P43" svg:width="2.259cm" svg:height="2.036cm" svg:x="0.243cm" svg:y="0.379cm"><text:p text:style-name="P43">Local</text:p><text:p text:style-name="P43">C &amp; M</text:p><text:p text:style-name="P43">System</text:p></draw:rect></text:p>
      <text:p text:style-name="P12"><draw:custom-shape text:anchor-type="paragraph" draw:z-index="60" draw:style-name="gr19" draw:text-style-name="P43" svg:width="4.446cm" svg:height="1.482cm" svg:x="3.824cm" svg:y="0.235cm"><text:p text:style-name="P43">Antenna Switch</text:p><draw:enhanced-geometry svg:viewBox="0 0 21600 21600" draw:glue-points="?f7 0 ?f6 ?f1 0 ?f10 ?f6 21600 ?f4 ?f10 21600 ?f9" draw:path-stretchpoint-x="10800" draw:path-stretchpoint-y="10800" draw:text-areas="0 ?f1 ?f4 ?f12" draw:type="cube" draw:modifiers="12328.180737217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72" draw:style-name="gr15" draw:text-style-name="P43" svg:x1="2.501cm" svg:y1="0.473cm" svg:x2="4.401cm" svg:y2="0.491cm"><text:p/></draw:line><draw:rect text:anchor-type="paragraph" draw:z-index="74" draw:style-name="gr13" draw:text-style-name="P43" svg:width="1.906cm" svg:height="1.186cm" svg:x="11.426cm" svg:y="0.284cm"><text:p text:style-name="P43">VOIP</text:p><text:p text:style-name="P43">Phone</text:p></draw:rect></text:p>
      <text:p text:style-name="P12"><draw:line text:anchor-type="paragraph" draw:z-index="75" draw:style-name="gr15" draw:text-style-name="P43" svg:x1="8.017cm" svg:y1="0.293cm" svg:x2="11.427cm" svg:y2="0.365cm"><text:p/></draw:line></text:p>
      <text:p text:style-name="P12"><draw:line text:anchor-type="paragraph" draw:z-index="76" draw:style-name="gr15" draw:text-style-name="P43" svg:x1="7.722cm" svg:y1="0.102cm" svg:x2="11.426cm" svg:y2="1.695cm"><text:p/></draw:line></text:p>
      <text:p text:style-name="P12"><draw:line text:anchor-type="paragraph" draw:z-index="63" draw:style-name="gr17" draw:text-style-name="P43" svg:x1="5.147cm" svg:y1="0.256cm" svg:x2="4.036cm" svg:y2="1.914cm"><text:p/></draw:line><draw:line text:anchor-type="paragraph" draw:z-index="64" draw:style-name="gr17" draw:text-style-name="P43" svg:x1="5.8cm" svg:y1="0.256cm" svg:x2="6.541cm" svg:y2="1.932cm"><text:p/></draw:line><draw:line text:anchor-type="paragraph" draw:z-index="65" draw:style-name="gr17" draw:text-style-name="P43" svg:x1="4.265cm" svg:y1="0.256cm" svg:x2="1.566cm" svg:y2="1.914cm"><text:p/></draw:line><draw:line text:anchor-type="paragraph" draw:z-index="70" draw:style-name="gr17" draw:text-style-name="P43" svg:x1="6.541cm" svg:y1="0.256cm" svg:x2="9.275cm" svg:y2="1.942cm"><text:p/></draw:line></text:p>
      <text:p text:style-name="P12"><draw:rect text:anchor-type="paragraph" draw:z-index="73" draw:style-name="gr13" draw:text-style-name="P43" svg:width="1.906cm" svg:height="1.394cm" svg:x="11.426cm" svg:y="0.139cm"><text:p text:style-name="P43">Video</text:p><text:p text:style-name="P43">Camera</text:p></draw:rect></text:p>
      <text:p text:style-name="P12"/>
      <text:p text:style-name="P12"><draw:rect text:anchor-type="paragraph" draw:z-index="66" draw:style-name="gr13" draw:text-style-name="P43" svg:width="1.941cm" svg:height="1.394cm" svg:x="0.614cm" svg:y="0.453cm"><text:p text:style-name="P43">MCM 1</text:p><text:p text:style-name="P43">Sentinel</text:p></draw:rect><draw:rect text:anchor-type="paragraph" draw:z-index="67" draw:style-name="gr13" draw:text-style-name="P43" svg:width="1.888cm" svg:height="1.426cm" svg:x="3.101cm" svg:y="0.453cm"><text:p text:style-name="P43">MCM 2</text:p><text:p text:style-name="P43">IF System</text:p></draw:rect><draw:rect text:anchor-type="paragraph" draw:z-index="68" draw:style-name="gr13" draw:text-style-name="P43" svg:width="1.976cm" svg:height="1.394cm" svg:x="5.465cm" svg:y="0.471cm"><text:p text:style-name="P43">MCM 3</text:p><text:p text:style-name="P43">OF System</text:p></draw:rect><draw:rect text:anchor-type="paragraph" draw:z-index="69" draw:style-name="gr13" draw:text-style-name="P43" svg:width="2.541cm" svg:height="1.394cm" svg:x="8.005cm" svg:y="0.482cm"><text:p text:style-name="P43">Servo / FPS</text:p></draw:rect></text:p>
      <text:p text:style-name="P12"/>
      <text:p text:style-name="P12"/>
      <text:p text:style-name="P12"/>
      <text:p text:style-name="P12"/>
      <text:p text:style-name="P12"/>
      <text:p text:style-name="P12"><draw:line text:anchor-type="paragraph" draw:z-index="82" draw:style-name="gr11" draw:text-style-name="P43" svg:x1="0.064cm" svg:y1="0.141cm" svg:x2="14.431cm" svg:y2="0.22cm"><text:p/></draw:line></text:p>
      <text:p text:style-name="P12"/>
      <text:p text:style-name="P18"/>
      <text:p text:style-name="P40"><text:span text:style-name="T19">Figure shows final full fledge TELESET-ABCCOM software chain</text:span> </text:p>
      <text:p text:style-name="P1"/>
      <text:p text:style-name="P1"/>
      <text:p text:style-name="P1"/>
      <text:p text:style-name="P1"/>
      <text:p text:style-name="P34"><text:soft-page-break/>There are certain things which we need to do for final system like :</text:p>
      <text:list xml:id="list1662707737" text:style-name="L9">
        <text:list-item>
          <text:p text:style-name="P21"><text:span text:style-name="T4">Ethernet communication between ABCCOM and MCM/SERVO.</text:span><text:span text:style-name="T5"><text:tab/></text:span></text:p>
        </text:list-item>
        <text:list-item>
          <text:p text:style-name="P39">Final design and development of GUI ( Control and Monitor ).<text:tab/><text:tab/></text:p>
        </text:list-item>
        <text:list-item>
          <text:p text:style-name="P42">Interaction with other system like Data acquistion, Correlator, Pulsar, Baseband and MCM <text:s/>analog receiver system.</text:p>
        </text:list-item>
        <text:list-item>
          <text:p text:style-name="P42">Development of Multi-user and Multi-Subarray features in Teleset.</text:p>
        </text:list-item>
        <text:list-item>
          <text:p text:style-name="P42">Some error is there in MJD calculation of ABCCOM program which needs to be sorted out.</text:p>
        </text:list-item>
        <text:list-item>
          <text:p text:style-name="P42">Designing Astronomical display.</text:p>
        </text:list-item>
        <text:list-item>
          <text:p text:style-name="P21">Through testing with performance tuning and software optimization.</text:p>
        </text:list-item>
      </text:list>
      <text:p text:style-name="P1"><text:tab/><text:tab/><text:tab/><text:tab/></text:p>
      <text:p text:style-name="P1"/>
      <text:p text:style-name="P1"/>
      <text:p text:style-name="P1"/>
      <text:p text:style-name="P37">How we should proceed</text:p>
      <text:list xml:id="list1314935332" text:style-name="L10">
        <text:list-item>
          <text:p text:style-name="P41"><text:span text:style-name="T18">All requirement has to be gathered from all users like astronomers, engineers operators etc.</text:span></text:p>
        </text:list-item>
        <text:list-item>
          <text:p text:style-name="P41"><text:span text:style-name="T18">All requirement specifications has to be properly documented.</text:span></text:p>
        </text:list-item>
        <text:list-item>
          <text:p text:style-name="P41"><text:span text:style-name="T18">After finalizing system requirement document, overall system architecture has to be drawn.</text:span></text:p>
        </text:list-item>
        <text:list-item>
          <text:p text:style-name="P41"><text:span text:style-name="T18">Proper distribution of functionality between different architectural blocks.</text:span></text:p>
        </text:list-item>
        <text:list-item>
          <text:p text:style-name="P41"><text:span text:style-name="T18">Communication protocol between <text:s/>different architectural blocks.</text:span></text:p>
        </text:list-item>
        <text:list-item>
          <text:p text:style-name="P41"><text:span text:style-name="T18">Through testing with performance tuning and software optimization.</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Lohit Devanagari2" svg:font-family="'Lohit Devanagari'"/>
    <style:font-face style:name="OpenSymbol" svg:font-family="OpenSymbol"/>
    <style:font-face style:name="StarSymbol" svg:font-family="StarSymbol"/>
    <style:font-face style:name="Cantarell" svg:font-family="Cantarell" style:font-pitch="variable"/>
    <style:font-face style:name="HG Mincho Light J" svg:font-family="'HG Mincho Light J', 'MS Gothic', 'HG Gothic J', 'HG Gothic B', 'HG Gothic', Gothic, 'MS PGothic', 'Andale Sans UI', 'Arial Unicode MS', 'Lucida Sans Unicode', Tahoma" style:font-pitch="variable"/>
    <style:font-face style:name="Lohit Devanagari" svg:font-family="'Lohit Devanagari'" style:font-pitch="variable"/>
    <style:font-face style:name="Tahoma" svg:font-family="Tahoma, Lucidasans, 'Lucida Sans', 'Arial Unicode MS'" style:font-pitch="variable"/>
    <style:font-face style:name="WenQuanYi Zen Hei1" svg:font-family="'WenQuanYi Zen He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cm" fo:margin-right="0cm" fo:text-align="start"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cm" fo:margin-right="0cm" fo:text-align="center" style:justify-single-word="false" fo:text-indent="-0.6cm"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align="start" style:justify-single-word="false" fo:text-indent="-0.801cm"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628cm"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7.2cm" fo:margin-right="0cm" fo:margin-top="0cm" fo:margin-bottom="0.101cm" fo:text-indent="-0.6cm"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8.4cm" fo:margin-right="0cm" fo:margin-top="0cm" fo:margin-bottom="0.101cm" fo:text-indent="-0.6cm"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9.601cm" fo:margin-right="0cm" fo:margin-top="0cm" fo:margin-bottom="0.101cm" fo:text-indent="-0.6cm"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10.8cm" fo:margin-right="0cm" fo:margin-top="0cm" fo:margin-bottom="0.101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42cm" fo:margin-bottom="0.21cm"/>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leset </meta:initial-creator>
    <meta:creation-date>2012-07-26T10:20:23</meta:creation-date>
    <dc:date>2012-07-27T12:46:46</dc:date>
    <dc:creator>Naresh Sisodiya</dc:creator>
    <meta:editing-duration>PT06H23M07S</meta:editing-duration>
    <meta:editing-cycles>45</meta:editing-cycles>
    <meta:generator>OpenOffice.org/3.2$Linux OpenOffice.org_project/320m12$Build-9483</meta:generator>
    <meta:document-statistic meta:table-count="3" meta:image-count="0" meta:object-count="0" meta:page-count="7" meta:paragraph-count="76" meta:word-count="508" meta:character-count="3512"/>
  </office:meta>
</office:document-meta>
</file>